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float" office:value="1.90744806838877" calcext:value-type="float">
            <text:p>1,9074480684</text:p>
          </table:table-cell>
          <table:table-cell table:formula="of:=['Testreihe C'.A12]" office:value-type="float" office:value="6.50269787764687" calcext:value-type="float">
            <text:p>6,5026978776</text:p>
          </table:table-cell>
          <table:table-cell table:formula="of:=['Testreihe D'.A12]" office:value-type="float" office:value="1.51396856676041" calcext:value-type="float">
            <text:p>1,5139685668</text:p>
          </table:table-cell>
          <table:table-cell table:formula="of:=['Testreihe E'.A12]" office:value-type="float" office:value="1.85789613957414" calcext:value-type="float">
            <text:p>1,8578961396</text:p>
          </table:table-cell>
          <table:table-cell table:formula="of:=['Testreihe F'.A12]" office:value-type="float" office:value="1.04671494528581" calcext:value-type="float">
            <text:p>1,0467149453</text:p>
          </table:table-cell>
          <table:table-cell table:formula="of:=['Testreihe G'.A12]" office:value-type="float" office:value="1.05706381361712" calcext:value-type="float">
            <text:p>1,0570638136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664680780761379" calcext:value-type="float">
            <text:p>0,6646807808</text:p>
          </table:table-cell>
          <table:table-cell office:value-type="float" office:value="0.980619542734735" calcext:value-type="float">
            <text:p>0,9806195427</text:p>
          </table:table-cell>
          <table:table-cell office:value-type="float" office:value="0.315433210920247" calcext:value-type="float">
            <text:p>0,3154332109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float" office:value="321.8" calcext:value-type="float">
            <text:p>321,8</text:p>
          </table:table-cell>
          <table:table-cell table:formula="of:=['Testreihe C'.B12]" office:value-type="float" office:value="103.9" calcext:value-type="float">
            <text:p>103,9</text:p>
          </table:table-cell>
          <table:table-cell table:formula="of:=['Testreihe D'.B12]" office:value-type="float" office:value="149.9" calcext:value-type="float">
            <text:p>149,9</text:p>
          </table:table-cell>
          <table:table-cell table:formula="of:=['Testreihe E'.B12]" office:value-type="float" office:value="130.7" calcext:value-type="float">
            <text:p>130,7</text:p>
          </table:table-cell>
          <table:table-cell table:formula="of:=['Testreihe F'.B12]" office:value-type="float" office:value="411" calcext:value-type="float">
            <text:p>411</text:p>
          </table:table-cell>
          <table:table-cell table:formula="of:=['Testreihe G'.B12]" office:value-type="float" office:value="613.1" calcext:value-type="float">
            <text:p>613,1</text:p>
          </table:table-cell>
          <table:table-cell office:value-type="float" office:value="192.8" calcext:value-type="float">
            <text:p>192,8</text:p>
          </table:table-cell>
          <table:table-cell office:value-type="float" office:value="153.8" calcext:value-type="float">
            <text:p>153,8</text:p>
          </table:table-cell>
          <table:table-cell office:value-type="float" office:value="637.6" calcext:value-type="float">
            <text:p>637,6</text:p>
          </table:table-cell>
          <table:table-cell office:value-type="float" office:value="923.8" calcext:value-type="float">
            <text:p>923,8</text:p>
          </table:table-cell>
          <table:table-cell office:value-type="float" office:value="228.5" calcext:value-type="float">
            <text:p>228,5</text:p>
          </table:table-cell>
          <table:table-cell office:value-type="float" office:value="171.8" calcext:value-type="float">
            <text:p>171,8</text:p>
          </table:table-cell>
        </table:table-row>
      </table:table>
      <table:table table:name="Diagramme" table:style-name="ta1">
        <table:shapes>
          <draw:frame draw:z-index="0" draw:style-name="gr1" draw:text-style-name="P1" svg:width="111.23mm" svg:height="90.05mm" svg:x="136.02mm" svg:y="95.88mm">
            <loext:p draw:notify-on-update-of-ranges="Diagramme.B35:Diagramme.D35 Diagramme.A36:Diagramme.A36 Diagramme.B36:Diagramme.D36 Diagramme.A37:Diagramme.A37 Diagramme.B37:Diagramme.D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8.49mm" svg:height="89.99mm" svg:x="135.75mm" svg:y="0mm">
            <loext:p draw:notify-on-update-of-ranges="Diagramme.B3:Diagramme.D3 Diagramme.A5:Diagramme.A5 Diagramme.B5:Diagramme.D5 Diagramme.A4:Diagramme.A4 Diagramme.B4:Diagramme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9.31mm" svg:height="90.05mm" svg:x="294.61mm" svg:y="6.91mm">
            <loext:p draw:notify-on-update-of-ranges="Diagramme.B11:Diagramme.D11 Diagramme.A13:Diagramme.A13 Diagramme.B13:Diagramme.D13 Diagramme.A12:Diagramme.A12 Diagramme.B12:Diagramme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41mm" svg:height="90.05mm" svg:x="135.57mm" svg:y="194.96mm">
            <loext:p draw:notify-on-update-of-ranges="Diagramme.B27:Diagramme.D27 Diagramme.A28:Diagramme.A28 Diagramme.B28:Diagramme.D28 Diagramme.A29:Diagramme.A29 Diagramme.B29:Diagramme.D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mweltselektion Rouletteverfahr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mweltselektion: Determinis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Rekombinationsart: Aritme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kombinationsart: Intermediä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</table:table>
      <table:table table:name="Testreihe B" table:style-name="ta1">
        <table:table-column table:style-name="co2" table:default-cell-style-name="ce4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54620495429469" calcext:value-type="float">
            <text:p>2,546204954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51032725653837" calcext:value-type="float">
            <text:p>1,51032725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.2844189946936" calcext:value-type="float">
            <text:p>1,284418994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3896394446422" calcext:value-type="float">
            <text:p>1,7389639445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.32394690414984" calcext:value-type="float">
            <text:p>1,323946904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.71430068816537" calcext:value-type="float">
            <text:p>1,71430068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.27623355554768" calcext:value-type="float">
            <text:p>2,27623355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.14936448006097" calcext:value-type="float">
            <text:p>3,149364480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8178597086603" calcext:value-type="float">
            <text:p>1,81785970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.71286019731263" calcext:value-type="float">
            <text:p>1,7128601973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90744806838877" calcext:value-type="float">
            <text:p>1,9074480684</text:p>
          </table:table-cell>
          <table:table-cell table:formula="of:=SUM([.B2:.B11])/COUNT([.B2:.B11])" office:value-type="float" office:value="321.8" calcext:value-type="float">
            <text:p>321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C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7.87962465782721" calcext:value-type="float">
            <text:p>7,87962465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4974492438791" calcext:value-type="float">
            <text:p>5,049744924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.84724905918359" calcext:value-type="float">
            <text:p>5,847249059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.11150880866143" calcext:value-type="float">
            <text:p>7,11150880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.00760248195933" calcext:value-type="float">
            <text:p>6,0076024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39682425409698" calcext:value-type="float">
            <text:p>4,396824254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.53617758225534" calcext:value-type="float">
            <text:p>4,536177582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.69921322633585" calcext:value-type="float">
            <text:p>6,699213226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.56552976569249" calcext:value-type="float">
            <text:p>2,56552976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4.9335040160686" calcext:value-type="float">
            <text:p>14,93350401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6.50269787764687" calcext:value-type="float">
            <text:p>6,5026978776</text:p>
          </table:table-cell>
          <table:table-cell table:formula="of:=SUM([.B2:.B11])/COUNT([.B2:.B11])" office:value-type="float" office:value="103.9" calcext:value-type="float">
            <text:p>103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D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22928872368716" calcext:value-type="float">
            <text:p>1,229288723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09592963631272" calcext:value-type="float">
            <text:p>1,09592963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73250998884736" calcext:value-type="float">
            <text:p>1,732509988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52963562822937" calcext:value-type="float">
            <text:p>1,52963562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73613706453654" calcext:value-type="float">
            <text:p>1,73613706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969618743356282" calcext:value-type="float">
            <text:p>0,969618743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.40619903434229" calcext:value-type="float">
            <text:p>1,40619903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.33440971568431" calcext:value-type="float">
            <text:p>2,33440971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88624108312753" calcext:value-type="float">
            <text:p>1,886241083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21971604948052" calcext:value-type="float">
            <text:p>1,219716049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51396856676041" calcext:value-type="float">
            <text:p>1,5139685668</text:p>
          </table:table-cell>
          <table:table-cell table:formula="of:=SUM([.B2:.B11])/COUNT([.B2:.B11])" office:value-type="float" office:value="149.9" calcext:value-type="float">
            <text:p>149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E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22987608435745" calcext:value-type="float">
            <text:p>2,22987608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.36071008315241" calcext:value-type="float">
            <text:p>2,360710083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741376244309" calcext:value-type="float">
            <text:p>1,767413762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.18231288399553" calcext:value-type="float">
            <text:p>2,18231288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.01526223942667" calcext:value-type="float">
            <text:p>2,0152622394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.35577834088589" calcext:value-type="float">
            <text:p>2,355778340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69929802418742" calcext:value-type="float">
            <text:p>1,69929802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40880645085942" calcext:value-type="float">
            <text:p>1,408806450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22446172118282" calcext:value-type="float">
            <text:p>1,224461721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33504180525068" calcext:value-type="float">
            <text:p>1,33504180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85789613957414" calcext:value-type="float">
            <text:p>1,8578961396</text:p>
          </table:table-cell>
          <table:table-cell table:formula="of:=SUM([.B2:.B11])/COUNT([.B2:.B11])" office:value-type="float" office:value="130.7" calcext:value-type="float">
            <text:p>130,7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F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13771714738464" calcext:value-type="float">
            <text:p>1,137717147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.07024272958904" calcext:value-type="float">
            <text:p>1,070242729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.09535368194952" calcext:value-type="float">
            <text:p>1,09535368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.0320433006921" calcext:value-type="float">
            <text:p>1,0320433007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.00306322653125" calcext:value-type="float">
            <text:p>1,003063226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.02115466371175" calcext:value-type="float">
            <text:p>1,0211546637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.02855537547955" calcext:value-type="float">
            <text:p>1,0285553755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02514278833798" calcext:value-type="float">
            <text:p>1,025142788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.0236095299846" calcext:value-type="float">
            <text:p>1,0236095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03026700919768" calcext:value-type="float">
            <text:p>1,03026700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671494528581" calcext:value-type="float">
            <text:p>1,0467149453</text:p>
          </table:table-cell>
          <table:table-cell table:formula="of:=SUM([.B2:.B11])/COUNT([.B2:.B11])" office:value-type="float" office:value="411" calcext:value-type="float">
            <text:p>41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G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8087991760822" calcext:value-type="float">
            <text:p>1,0808799176</text:p>
          </table:table-cell>
          <table:table-cell table:style-name="ce4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.02667420611748" calcext:value-type="float">
            <text:p>1,0266742061</text:p>
          </table:table-cell>
          <table:table-cell table:style-name="ce4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1.04148040630516" calcext:value-type="float">
            <text:p>1,04148040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.0221159764227" calcext:value-type="float">
            <text:p>1,02211597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.04165279180576" calcext:value-type="float">
            <text:p>1,0416527918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.04183957900817" calcext:value-type="float">
            <text:p>1,04183957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.12730674742671" calcext:value-type="float">
            <text:p>1,127306747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.06627892143204" calcext:value-type="float">
            <text:p>1,0662789214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.00635881114544" calcext:value-type="float">
            <text:p>1,006358811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.11605077889956" calcext:value-type="float">
            <text:p>1,1160507789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5706381361712" calcext:value-type="float">
            <text:p>1,0570638136</text:p>
          </table:table-cell>
          <table:table-cell table:formula="of:=SUM([.B2:.B11])/COUNT([.B2:.B11])" office:value-type="float" office:value="613.1" calcext:value-type="float">
            <text:p>613,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H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table table:name="Auswertung" table:style-name="ta1">
        <table:shapes>
          <draw:frame draw:z-index="0" draw:style-name="gr1" draw:text-style-name="P1" svg:width="159.9mm" svg:height="90.04mm" svg:x="168.15mm" svg:y="249.96mm">
            <loext:p draw:notify-on-update-of-ranges="Auswertung.A70:Auswertung.A77 Auswertung.B73:Auswertung.B81 Auswertung.D73:Auswertung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8"/>
        <table:table-column table:style-name="co6" table:default-cell-style-name="ce8"/>
        <table:table-column table:style-name="co7" table:default-cell-style-name="ce10"/>
        <table:table-column table:style-name="co8" table:default-cell-style-name="ce10"/>
        <table:table-column table:style-name="co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66249239577387" calcext:value-type="float">
            <text:p>0,166249239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65922808925724" calcext:value-type="float">
            <text:p>0,036592280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827028267430032" calcext:value-type="float">
            <text:p>0,082702826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35062822290586" calcext:value-type="float">
            <text:p>0,073506282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72568862667331" calcext:value-type="float">
            <text:p>0,077256886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9425005716236" calcext:value-type="float">
            <text:p>0,21942500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02098540473284" calcext:value-type="float">
            <text:p>0,10209854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4698936114399" calcext:value-type="float">
            <text:p>0,214698936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5827072546489" calcext:value-type="float">
            <text:p>0,035827072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031025052372649" calcext:value-type="float">
            <text:p>0,003102505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2:.C11])/COUNT([.C2:.C11])" office:value-type="float" office:value="0.101145957579643" calcext:value-type="float">
            <text:p>0,1011459576</text:p>
          </table:table-cell>
          <table:table-cell table:style-name="ce8" table:formula="of:=SUM([.D2:.D11])/COUNT([.D2:.D11])" office:value-type="float" office:value="171.9" calcext:value-type="float">
            <text:p>171,9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05631141442554" calcext:value-type="float">
            <text:p>0,0005631141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218529395975039" calcext:value-type="float">
            <text:p>0,021852939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22480935492562" calcext:value-type="float">
            <text:p>0,012248093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06891185470167" calcext:value-type="float">
            <text:p>0,000689118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52360473753463" calcext:value-type="float">
            <text:p>0,005236047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96705385069249" calcext:value-type="float">
            <text:p>0,0196705385</text:p>
          </table:table-cell>
          <table:table-cell table:style-name="ce14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26738008964377" calcext:value-type="float">
            <text:p>0,0026738009</text:p>
          </table:table-cell>
          <table:table-cell table:style-name="ce14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212846522021803" calcext:value-type="float">
            <text:p>0,0212846522</text:p>
          </table:table-cell>
          <table:table-cell table:style-name="ce14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78247416232258" calcext:value-type="float">
            <text:p>0,0078247416</text:p>
          </table:table-cell>
          <table:table-cell table:style-name="ce14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0307511561545" calcext:value-type="float">
            <text:p>0,0103075116</text:p>
          </table:table-cell>
          <table:table-cell table:style-name="ce14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15:.C24])/COUNT([.C15:.C24])" office:value-type="float" office:value="0.0102350558003692" calcext:value-type="float">
            <text:p>0,0102350558</text:p>
          </table:table-cell>
          <table:table-cell table:style-name="ce8" table:formula="of:=SUM([.D15:.D24])/COUNT([.D15:.D24])" office:value-type="float" office:value="185.5" calcext:value-type="float">
            <text:p>185,5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689698438062" calcext:value-type="float">
            <text:p>0,000689698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9514046319197" calcext:value-type="float">
            <text:p>0,00095140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77206288923761" calcext:value-type="float">
            <text:p>0,007720628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48820647965547" calcext:value-type="float">
            <text:p>0,0048820648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66379838573825" calcext:value-type="float">
            <text:p>0,006637983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22634573563181" calcext:value-type="float">
            <text:p>0,0022634574</text:p>
          </table:table-cell>
          <table:table-cell table:style-name="ce14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994692541566" calcext:value-type="float">
            <text:p>0,0009946925</text:p>
          </table:table-cell>
          <table:table-cell table:style-name="ce14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44679467989439" calcext:value-type="float">
            <text:p>0,0044679468</text:p>
          </table:table-cell>
          <table:table-cell table:style-name="ce14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106480666029249" calcext:value-type="float">
            <text:p>0,0106480666</text:p>
          </table:table-cell>
          <table:table-cell table:style-name="ce14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112132839507771" calcext:value-type="float">
            <text:p>0,011213284</text:p>
          </table:table-cell>
          <table:table-cell table:style-name="ce14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28:.C37])/COUNT([.C28:.C37])" office:value-type="float" office:value="0.0050469227866825" calcext:value-type="float">
            <text:p>0,0050469228</text:p>
          </table:table-cell>
          <table:table-cell table:style-name="ce8" table:formula="of:=SUM([.D28:.D37])/COUNT([.D28:.D37])" office:value-type="float" office:value="195.4" calcext:value-type="float">
            <text:p>195,4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4954611593691" calcext:value-type="float">
            <text:p>0,002495461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223794865198" calcext:value-type="float">
            <text:p>2,23794865198E-0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09232091927" calcext:value-type="float">
            <text:p>6,09232091927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514396791515" calcext:value-type="float">
            <text:p>0,0007514397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449098284487" calcext:value-type="float">
            <text:p>4,49098284487E-05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77788903973" calcext:value-type="float">
            <text:p>0,000307778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89374769069" calcext:value-type="float">
            <text:p>6,89374769069E-05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6719880855072" calcext:value-type="float">
            <text:p>0,0026719881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31624095881" calcext:value-type="float">
            <text:p>3,1624095881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579044713442" calcext:value-type="float">
            <text:p>5,79044713442E-0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41:.C50])/COUNT([.C41:.C50])" office:value-type="float" office:value="0.00065133463827184" calcext:value-type="float">
            <text:p>0,0006513346</text:p>
          </table:table-cell>
          <table:table-cell table:style-name="ce8" table:formula="of:=SUM([.D41:.D50])/COUNT([.D41:.D50])" office:value-type="float" office:value="191" calcext:value-type="float">
            <text:p>191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54788883478" calcext:value-type="float">
            <text:p>5,4788883478E-0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1110819972" calcext:value-type="float">
            <text:p>0,000181110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8788025240707" calcext:value-type="float">
            <text:p>0,000878802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259254815992" calcext:value-type="float">
            <text:p>2,59254815992E-0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10311522838" calcext:value-type="float">
            <text:p>1,0311522838E-0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81846133699" calcext:value-type="float">
            <text:p>8,1846133699E-0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169468591168" calcext:value-type="float">
            <text:p>0,0001169469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637490827113" calcext:value-type="float">
            <text:p>6,37490827113E-0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00585392195" calcext:value-type="float">
            <text:p>5,85392195E-08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76387761313" calcext:value-type="float">
            <text:p>0,000187638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55:.C64])/COUNT([.C55:.C64])" office:value-type="float" office:value="0.00014689267368223" calcext:value-type="float">
            <text:p>0,0001468927</text:p>
          </table:table-cell>
          <table:table-cell table:style-name="ce8" table:formula="of:=SUM([.D55:.D64])/COUNT([.D55:.D64])" office:value-type="float" office:value="181.7" calcext:value-type="float">
            <text:p>181,7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Populationsgröße / Anzahl Kinde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10/4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50/20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100 / 40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200 / 800</text:p>
          </table:table-cell>
          <table:table-cell table:style-name="ce11" office:value-type="string" calcext:value-type="string">
            <text:p>Populationsgröße</text:p>
          </table:table-cell>
          <table:table-cell table:style-name="ce11" office:value-type="string" calcext:value-type="string">
            <text:p>Anzahl Kinder</text:p>
          </table:table-cell>
          <table:table-cell table:style-name="ce11" office:value-type="string" calcext:value-type="string">
            <text:p>mittlere Fit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 / 120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float" office:value="1.51396856676041" calcext:value-type="float">
            <text:p>1,51397</text:p>
          </table:table-cell>
          <table:table-cell/>
        </table:table-row>
        <table:table-row table:style-name="ro1">
          <table:table-cell table:style-name="Default" office:value-type="string" calcext:value-type="string">
            <text:p>400 / 160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float" office:value="200" calcext:value-type="float">
            <text:p>200</text:p>
          </table:table-cell>
          <table:table-cell table:style-name="ce15" office:value-type="float" office:value="0.895545120039835" calcext:value-type="float">
            <text:p>0,89555</text:p>
          </table:table-cell>
          <table:table-cell/>
        </table:table-row>
        <table:table-row table:style-name="ro1">
          <table:table-cell table:style-name="Default" office:value-type="string" calcext:value-type="string">
            <text:p>500 / 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400" calcext:value-type="float">
            <text:p>400</text:p>
          </table:table-cell>
          <table:table-cell table:style-name="ce15" office:value-type="float" office:value="0.315433210920247" calcext:value-type="float">
            <text:p>0,31543</text:p>
          </table:table-cell>
          <table:table-cell/>
        </table:table-row>
        <table:table-row table:style-name="ro1">
          <table:table-cell table:style-name="Default" office:value-type="string" calcext:value-type="string">
            <text:p>600 / 2400</text:p>
          </table:table-cell>
          <table:table-cell table:style-name="ce12" office:value-type="float" office:value="200" calcext:value-type="float">
            <text:p>200</text:p>
          </table:table-cell>
          <table:table-cell table:style-name="ce13" office:value-type="float" office:value="800" calcext:value-type="float">
            <text:p>800</text:p>
          </table:table-cell>
          <table:table-cell table:style-name="ce15" office:value-type="float" office:value="0.101145957579643" calcext:value-type="float">
            <text:p>0,1011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300" calcext:value-type="float">
            <text:p>30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5" office:value-type="float" office:value="0.0145242040176963" calcext:value-type="float">
            <text:p>0,01452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400" calcext:value-type="float">
            <text:p>400</text:p>
          </table:table-cell>
          <table:table-cell table:style-name="ce13" office:value-type="float" office:value="1600" calcext:value-type="float">
            <text:p>1600</text:p>
          </table:table-cell>
          <table:table-cell table:style-name="ce15" office:value-type="float" office:value="0.0050469227866825" calcext:value-type="float">
            <text:p>0,0050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500" calcext:value-type="float">
            <text:p>500</text:p>
          </table:table-cell>
          <table:table-cell table:style-name="ce13" office:value-type="float" office:value="2000" calcext:value-type="float">
            <text:p>2000</text:p>
          </table:table-cell>
          <table:table-cell table:style-name="ce15" office:value-type="float" office:value="0.00065133463827184" calcext:value-type="float">
            <text:p>0,0006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600" calcext:value-type="float">
            <text:p>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5" office:value-type="float" office:value="0.00014689267368223" calcext:value-type="float">
            <text:p>0,00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13:13:11.5219612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25T13:17:26.719784149</dc:date>
    <meta:editing-duration>PT4H15M37S</meta:editing-duration>
    <meta:editing-cycles>73</meta:editing-cycles>
    <meta:document-statistic meta:table-count="15" meta:cell-count="7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4.895cm" svg:y="0.316cm" chart:style-name="ch2">
          <text:p>Testreihe mit besten Verfahren</text:p>
        </chart:title>
        <chart:subtitle svg:x="4.935cm" svg:y="1.275cm" chart:style-name="ch3">
          <text:p>deterministische Umweltselektion
und arithmethische Rekombination</text:p>
        </chart:subtitle>
        <chart:plot-area chart:style-name="ch4" table:cell-range-address="Auswertung.A70:Auswertung.A77 Auswertung.B73:Auswertung.B81 Auswertung.D73:Auswertung.D81" chart:data-source-has-labels="column" svg:x="1.379cm" svg:y="2.588cm" svg:width="14.293cm" svg:height="5.207cm">
          <chartooo:coordinate-region svg:x="2.106cm" svg:y="2.787cm" svg:width="13.286cm" svg:height="4.361cm"/>
          <chart:axis chart:dimension="x" chart:name="primary-x" chart:style-name="ch5" chartooo:axis-type="auto">
            <chart:title svg:x="7.125cm" svg:y="7.976cm" chart:style-name="ch6">
              <text:p>Populationsgröße</text:p>
            </chart:title>
            <chart:categories table:cell-range-address="Auswertung.A70:Auswertung.A77"/>
          </chart:axis>
          <chart:axis chart:dimension="y" chart:name="primary-y" chart:style-name="ch7">
            <chart:title svg:x="0.451cm" svg:y="6.446cm" chart:style-name="ch8">
              <text:p>mittlere Fitness</text:p>
            </chart:title>
            <chart:grid chart:style-name="ch9" chart:class="major"/>
          </chart:axis>
          <chart:series chart:style-name="ch10" chart:values-cell-range-address="Auswertung.D73:Auswertung.D81" chart:class="chart:scatter">
            <chart:domain table:cell-range-address="Auswertung.B73:Auswertung.B81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0/40</text:p>
                <draw:g>
                  <svg:desc>Auswertung.A70:Auswertung.A77</svg:desc>
                </draw:g>
              </table:table-cell>
              <table:table-cell office:value-type="float" office:value="NaN">
                <text:p>NaN</text:p>
                <draw:g>
                  <svg:desc>Auswertung.B73:Auswertung.B81</svg:desc>
                </draw:g>
              </table:table-cell>
              <table:table-cell office:value-type="float" office:value="NaN">
                <text:p>NaN</text:p>
                <draw:g>
                  <svg:desc>Auswertung.D73:Auswertung.D81</svg:desc>
                </draw:g>
              </table:table-cell>
            </table:table-row>
            <table:table-row>
              <table:table-cell office:value-type="string">
                <text:p>50/200</text:p>
              </table:table-cell>
              <table:table-cell office:value-type="float" office:value="10">
                <text:p>10</text:p>
              </table:table-cell>
              <table:table-cell office:value-type="float" office:value="1.51396856676041">
                <text:p>1.51396856676041</text:p>
              </table:table-cell>
            </table:table-row>
            <table:table-row>
              <table:table-cell office:value-type="string">
                <text:p>100 / 400</text:p>
              </table:table-cell>
              <table:table-cell office:value-type="float" office:value="50">
                <text:p>50</text:p>
              </table:table-cell>
              <table:table-cell office:value-type="float" office:value="0.895545120039835">
                <text:p>0.895545120039835</text:p>
              </table:table-cell>
            </table:table-row>
            <table:table-row>
              <table:table-cell office:value-type="string">
                <text:p>200 / 800</text:p>
              </table:table-cell>
              <table:table-cell office:value-type="float" office:value="100">
                <text:p>100</text:p>
              </table:table-cell>
              <table:table-cell office:value-type="float" office:value="0.315433210920247">
                <text:p>0.315433210920247</text:p>
              </table:table-cell>
            </table:table-row>
            <table:table-row>
              <table:table-cell office:value-type="string">
                <text:p>300 / 1200</text:p>
              </table:table-cell>
              <table:table-cell office:value-type="float" office:value="200">
                <text:p>200</text:p>
              </table:table-cell>
              <table:table-cell office:value-type="float" office:value="0.101145957579643">
                <text:p>0.101145957579643</text:p>
              </table:table-cell>
            </table:table-row>
            <table:table-row>
              <table:table-cell office:value-type="string">
                <text:p>400 / 1600</text:p>
              </table:table-cell>
              <table:table-cell office:value-type="float" office:value="300">
                <text:p>300</text:p>
              </table:table-cell>
              <table:table-cell office:value-type="float" office:value="0.0145242040176963">
                <text:p>0.0145242040176963</text:p>
              </table:table-cell>
            </table:table-row>
            <table:table-row>
              <table:table-cell office:value-type="string">
                <text:p>500 / 2000</text:p>
              </table:table-cell>
              <table:table-cell office:value-type="float" office:value="400">
                <text:p>400</text:p>
              </table:table-cell>
              <table:table-cell office:value-type="float" office:value="0.0050469227866825">
                <text:p>0.0050469227866825</text:p>
              </table:table-cell>
            </table:table-row>
            <table:table-row>
              <table:table-cell office:value-type="string">
                <text:p>600 / 2400</text:p>
              </table:table-cell>
              <table:table-cell office:value-type="float" office:value="500">
                <text:p>500</text:p>
              </table:table-cell>
              <table:table-cell office:value-type="float" office:value="0.00065133463827184">
                <text:p>0.0006513346382718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.00014689267368223">
                <text:p>0.0001468926736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5cm" svg:height="9cm" xlink:href=".." xlink:type="simple" chart:class="chart:bar" chart:row-mapping="1 0" chart:style-name="ch1">
        <chart:title svg:x="1.889cm" svg:y="0.316cm" chart:style-name="ch2">
          <text:p>Umweltselektion: Rouletteverahren</text:p>
        </chart:title>
        <chart:subtitle svg:x="2.881cm" svg:y="1.275cm" chart:style-name="ch3">
          <text:p>Vergleich Rekombinationsart</text:p>
        </chart:subtitle>
        <chart:plot-area chart:style-name="ch4" table:cell-range-address="Diagramme.A3:Diagramme.D5" chart:data-source-has-labels="both" svg:x="1.228cm" svg:y="2.138cm" svg:width="9.405cm" svg:height="5.701cm">
          <chartooo:coordinate-region svg:x="1.664cm" svg:y="2.338cm" svg:width="8.969cm" svg:height="4.854cm"/>
          <chart:axis chart:dimension="x" chart:name="primary-x" chart:style-name="ch5" chartooo:axis-type="auto">
            <chartooo:date-scale/>
            <chart:title svg:x="3.465cm" svg:y="8.019cm" chart:style-name="ch6">
              <text:p>Populationsgröße / Anzahl Kinder</text:p>
            </chart:title>
            <chart:categories table:cell-range-address="Diagramme.B3:Diagramme.D3"/>
          </chart:axis>
          <chart:axis chart:dimension="y" chart:name="primary-y" chart:style-name="ch7">
            <chart:title svg:x="0.451cm" svg:y="7.625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5:Diagramme.D5" chart:label-cell-address="Diagramme.A5:Diagramme.A5" chart:class="chart:bar">
            <chart:data-point chart:repeated="3"/>
          </chart:series>
          <chart:series chart:style-name="ch11" chart:values-cell-range-address="Diagramme.B4:Diagramme.D4" chart:label-cell-address="Diagramme.A4:Diagramme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:Diagramme.D3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5:Diagramme.A5</svg:desc>
                </draw:g>
              </table:table-cell>
              <table:table-cell office:value-type="float" office:value="6.50269787764687">
                <text:p>6.50269787764687</text:p>
                <draw:g>
                  <svg:desc>Diagramme.B5:Diagramme.D5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  <draw:g>
                  <svg:desc>Diagramme.A4:Diagramme.A4</svg:desc>
                </draw:g>
              </table:table-cell>
              <table:table-cell office:value-type="float" office:value="1.90744806838877">
                <text:p>1.90744806838877</text:p>
                <draw:g>
                  <svg:desc>Diagramme.B4:Diagramme.D4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32cm" svg:height="9.006cm" xlink:href=".." xlink:type="simple" chart:class="chart:bar" chart:row-mapping="1 0" chart:style-name="ch1">
        <chart:title svg:x="2.075cm" svg:y="0.316cm" chart:style-name="ch2">
          <text:p>Umweltselektion: Deterministisch</text:p>
        </chart:title>
        <chart:subtitle svg:x="2.922cm" svg:y="1.275cm" chart:style-name="ch3">
          <text:p>Vergleich Rekombinationsart</text:p>
        </chart:subtitle>
        <chart:plot-area chart:style-name="ch4" table:cell-range-address="Diagramme.A11:Diagramme.D13" chart:data-source-has-labels="both" svg:x="1.229cm" svg:y="2.138cm" svg:width="9.485cm" svg:height="5.707cm">
          <chartooo:coordinate-region svg:x="1.665cm" svg:y="2.337cm" svg:width="9.049cm" svg:height="4.861cm"/>
          <chart:axis chart:dimension="x" chart:name="primary-x" chart:style-name="ch5" chartooo:axis-type="auto">
            <chartooo:date-scale/>
            <chart:title svg:x="3.506cm" svg:y="8.025cm" chart:style-name="ch6">
              <text:p>Populationsgröße / Anzahl Kinder</text:p>
            </chart:title>
            <chart:categories table:cell-range-address="Diagramme.B11:Diagramme.D11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13:Diagramme.D13" chart:label-cell-address="Diagramme.A13:Diagramme.A13" chart:class="chart:bar">
            <chart:data-point chart:repeated="3"/>
          </chart:series>
          <chart:series chart:style-name="ch11" chart:values-cell-range-address="Diagramme.B12:Diagramme.D12" chart:label-cell-address="Diagramme.A12:Diagramme.A1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11:Diagramme.D11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13:Diagramme.A13</svg:desc>
                </draw:g>
              </table:table-cell>
              <table:table-cell office:value-type="float" office:value="1.85789613957414">
                <text:p>1.85789613957414</text:p>
                <draw:g>
                  <svg:desc>Diagramme.B13:Diagramme.D13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  <draw:g>
                  <svg:desc>Diagramme.A12:Diagramme.A12</svg:desc>
                </draw:g>
              </table:table-cell>
              <table:table-cell office:value-type="float" office:value="1.51396856676041">
                <text:p>1.51396856676041</text:p>
                <draw:g>
                  <svg:desc>Diagramme.B12:Diagramme.D12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42cm" svg:height="9.006cm" xlink:href=".." xlink:type="simple" chart:class="chart:bar" chart:style-name="ch1">
        <chart:title svg:x="2.273cm" svg:y="0.316cm" chart:style-name="ch2">
          <text:p>Rekombinationsart: Arithmetisch</text:p>
        </chart:title>
        <chart:subtitle svg:x="3.225cm" svg:y="1.275cm" chart:style-name="ch3">
          <text:p>Vergleich Umweltselektion</text:p>
        </chart:subtitle>
        <chart:plot-area chart:style-name="ch4" table:cell-range-address="Diagramme.A27:Diagramme.D29" chart:data-source-has-labels="both" svg:x="1.233cm" svg:y="2.138cm" svg:width="9.687cm" svg:height="5.707cm">
          <chartooo:coordinate-region svg:x="1.669cm" svg:y="2.337cm" svg:width="9.251cm" svg:height="4.861cm"/>
          <chart:axis chart:dimension="x" chart:name="primary-x" chart:style-name="ch5" chartooo:axis-type="auto">
            <chartooo:date-scale/>
            <chart:title svg:x="3.611cm" svg:y="8.025cm" chart:style-name="ch6">
              <text:p>Populationsgröße / Anzahl Kinder</text:p>
            </chart:title>
            <chart:categories table:cell-range-address="Diagramme.B27:Diagramme.D27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28:Diagramme.D28" chart:label-cell-address="Diagramme.A28:Diagramme.A28" chart:class="chart:bar">
            <chart:data-point chart:repeated="3"/>
          </chart:series>
          <chart:series chart:style-name="ch11" chart:values-cell-range-address="Diagramme.B29:Diagramme.D29" chart:label-cell-address="Diagramme.A29:Diagramme.A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27:Diagramme.D27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28:Diagramme.A28</svg:desc>
                </draw:g>
              </table:table-cell>
              <table:table-cell office:value-type="float" office:value="1.90744806838877">
                <text:p>1.90744806838877</text:p>
                <draw:g>
                  <svg:desc>Diagramme.B28:Diagramme.D28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  <draw:g>
                  <svg:desc>Diagramme.A29:Diagramme.A29</svg:desc>
                </draw:g>
              </table:table-cell>
              <table:table-cell office:value-type="float" office:value="1.51396856676041">
                <text:p>1.51396856676041</text:p>
                <draw:g>
                  <svg:desc>Diagramme.B29:Diagramme.D29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4cm" svg:height="9.006cm" xlink:href=".." xlink:type="simple" chart:class="chart:bar" chart:style-name="ch1">
        <chart:title svg:x="2.37cm" svg:y="0.316cm" chart:style-name="ch2">
          <text:p>Rekombinationsart: Intermediär</text:p>
        </chart:title>
        <chart:subtitle svg:x="2.886cm" svg:y="1.275cm" chart:style-name="ch3">
          <text:p>Vergleich der Umweltselektion</text:p>
        </chart:subtitle>
        <chart:plot-area chart:style-name="ch4" table:cell-range-address="Diagramme.A35:Diagramme.D37" chart:data-source-has-labels="both" svg:x="1.233cm" svg:y="2.138cm" svg:width="9.669cm" svg:height="5.707cm">
          <chartooo:coordinate-region svg:x="1.669cm" svg:y="2.337cm" svg:width="9.233cm" svg:height="4.861cm"/>
          <chart:axis chart:dimension="x" chart:name="primary-x" chart:style-name="ch5" chartooo:axis-type="auto">
            <chartooo:date-scale/>
            <chart:title svg:x="3.602cm" svg:y="8.025cm" chart:style-name="ch6">
              <text:p>Populationsgröße / Anzahl Kinder</text:p>
            </chart:title>
            <chart:categories table:cell-range-address="Diagramme.B35:Diagramme.D35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36:Diagramme.D36" chart:label-cell-address="Diagramme.A36:Diagramme.A36" chart:class="chart:bar">
            <chart:data-point chart:repeated="3"/>
          </chart:series>
          <chart:series chart:style-name="ch11" chart:values-cell-range-address="Diagramme.B37:Diagramme.D37" chart:label-cell-address="Diagramme.A37:Diagramme.A3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5:Diagramme.D35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36:Diagramme.A36</svg:desc>
                </draw:g>
              </table:table-cell>
              <table:table-cell office:value-type="float" office:value="6.50269787764687">
                <text:p>6.50269787764687</text:p>
                <draw:g>
                  <svg:desc>Diagramme.B36:Diagramme.D36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  <draw:g>
                  <svg:desc>Diagramme.A37:Diagramme.A37</svg:desc>
                </draw:g>
              </table:table-cell>
              <table:table-cell office:value-type="float" office:value="1.85789613957414">
                <text:p>1.85789613957414</text:p>
                <draw:g>
                  <svg:desc>Diagramme.B37:Diagramme.D37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